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Kasheeda" svg:font-family="'Jameel Noori Kasheeda'"/>
    <style:font-face style:name="Montserrat" svg:font-family="Montserrat, sans-serif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94628" officeooo:paragraph-rsid="00194628" style:font-weight-asian="bold" style:font-weight-complex="bold"/>
    </style:style>
    <style:style style:name="P2" style:family="paragraph" style:parent-style-name="Text_20_body">
      <style:text-properties fo:color="#000000" loext:opacity="100%" style:font-name="Cantarell" fo:font-size="12pt" fo:font-weight="bold" officeooo:rsid="00194628" officeooo:paragraph-rsid="001ac3fc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b6aea1" loext:opacity="100%" style:font-name="Montserrat" fo:font-size="13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b6aea1" loext:opacity="100%" style:font-name="Montserrat" fo:font-size="13.5pt" fo:letter-spacing="normal" fo:font-style="normal" fo:font-weight="normal" style:font-weight-asian="normal" style:font-weight-complex="normal" loext:padding="0in" loext:border="none"/>
    </style:style>
    <style:style style:name="T4" style:family="text">
      <style:text-properties fo:font-variant="normal" fo:text-transform="none" fo:color="#b6aea1" loext:opacity="100%" fo:letter-spacing="normal" fo:font-weight="normal" style:font-weight-asian="normal" style:font-weight-complex="normal"/>
    </style:style>
    <style:style style:name="T5" style:family="text">
      <style:text-properties fo:font-variant="normal" fo:text-transform="none" style:font-name="Montserrat" fo:font-size="13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Montserrat" fo:font-size="13.5pt" fo:letter-spacing="normal" fo:font-style="normal" fo:font-weight="normal" style:font-weight-asian="normal" style:font-weight-complex="normal" loext:padding="0in" loext:border="none"/>
    </style:style>
    <style:style style:name="T7" style:family="text">
      <style:text-properties fo:font-variant="normal" fo:text-transform="none" style:font-name="Montserra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Montserrat" fo:letter-spacing="normal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letter-spacing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 loext:padding="0in" loext:border="none"/>
    </style:style>
    <style:style style:name="T12" style:family="text">
      <style:text-properties fo:font-variant="normal" fo:text-transform="none" fo:letter-spacing="normal" fo:font-style="normal" loext:padding="0in" loext:border="none"/>
    </style:style>
    <style:style style:name="T13" style:family="text">
      <style:text-properties fo:font-variant="normal" fo:text-transform="none" fo:color="#0369a3" loext:opacity="100%" fo:letter-spacing="normal" fo:font-style="normal" fo:font-weight="normal" style:font-weight-asian="normal" style:font-weight-complex="normal"/>
    </style:style>
    <style:style style:name="T14" style:family="text">
      <style:text-properties fo:color="#0369a3" loext:opacity="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6 <text:span text:style-name="T1">(Mr.Chips)</text:span></text:p>
      <text:p text:style-name="P2"><text:span text:style-name="T12">Q.1. What is your analysis of Chips' marriage to Katherine? OR Was Chips' marriage successful or not? OR Write a few lines about Mr. Chips' married life.</text:span><text:span text:style-name="T1"><text:line-break/></text:span><text:span text:style-name="T12">Ans: </text:span><text:span text:style-name="T11"><text:s/></text:span><text:span text:style-name="T13">Chips' marriage to Katherine Bridges was a great success. It brought about happy changes in his life. She made him a new man</text:span><text:span text:style-name="T10">.</text:span><text:span text:style-name="T1"><text:line-break/><text:line-break/></text:span><text:span text:style-name="T12">Q.2. How did the wives of the other masters feel at first about Katherine?</text:span><text:span text:style-name="T1"><text:line-break/></text:span><text:span text:style-name="T12">Ans:</text:span><text:span text:style-name="T11"> </text:span><text:span text:style-name="T13">They were tempted at first to be jealous of someone so young and lovely. However, they began to like her gradually.</text:span><text:span text:style-name="T1"><text:line-break/><text:line-break/></text:span><text:span text:style-name="T12">Q.3. What kind of fellow was Mr. Chips before marriage?</text:span><text:span text:style-name="T1"><text:line-break/></text:span><text:span text:style-name="T12">Ans:</text:span><text:span text:style-name="T11"> </text:span><text:span text:style-name="T13">Before marriage, Chips had been a dry and rather neutral sort of person. He was liked in general in Brookfield but he had nothing to be popular and loved.</text:span><text:span text:style-name="T1"><text:line-break/><text:line-break/></text:span><text:span text:style-name="T12">Q.4. What was Chips' performance as a teacher before his marriage?</text:span><text:span text:style-name="T1"><text:line-break/></text:span><text:span text:style-name="T12">Ans:</text:span><text:span text:style-name="T11"> </text:span><text:span text:style-name="T13">He used to repeat the same lessons every year. He worked well. He gave service, satisfaction, confidence, and everything except inspiration</text:span><text:span text:style-name="T10">.</text:span><text:span text:style-name="T1"><text:line-break/><text:line-break/></text:span><text:span text:style-name="T12">Q.5. What changes did Katherine bring in Chips? OR What influence did Katherine exercise on Mr. Chips? OR Katherine made Mr. Chips a new man. Is it true?</text:span><text:span text:style-name="T1"><text:line-break/></text:span><text:span text:style-name="T12">Ans:</text:span><text:span text:style-name="T11"> </text:span><text:span text:style-name="T13">She made him a new man. His eyes gained sparkle. His humour became rich and mature. He began to feel confident. His discipline improved.</text:span><text:span text:style-name="T1"><text:line-break/><text:line-break/></text:span><text:span text:style-name="T12">Q.6. Write a note on Chips' humour.</text:span><text:span text:style-name="T1"><text:line-break/></text:span><text:span text:style-name="T12">Ans:</text:span><text:span text:style-name="T11"> </text:span><text:span text:style-name="T13">He made little jokes like mnemonics and puns that raised laughter and at the same time imprinted something in the mind.</text:span><text:span text:style-name="T1"><text:line-break/><text:line-break/></text:span><text:span text:style-name="T12">Q.7. What did Katherine do to make Chips see beyond the roofs and turrets of Brookfield?</text:span><text:span text:style-name="T1"><text:line-break/></text:span><text:span text:style-name="T12">Ans:</text:span><text:span text:style-name="T11"> </text:span><text:span text:style-name="T13">She broadened his views. He began to realize that there was a world beyond the roofs and turrets of Brookfield. He saw his country as something deep and gracious to which Brookfield was but one of the feeding streams.</text:span><text:span text:style-name="T14"><text:line-break/></text:span><text:line-break/><text:span text:style-name="T12">Q.8. What were the political ideas of Chips and how were they different from Katherine's?</text:span><text:span text:style-name="T1"><text:line-break/></text:span><text:span text:style-name="T12">Ans:</text:span><text:span text:style-name="T11"> </text:span><text:span text:style-name="T13">Chips was a conservative in politics while Katherine was a radical socialist. Her young idealism worked upon his maturity to produce a mixture so gentle and wise.</text:span><text:span text:style-name="T1"><text:line-break/><text:line-break/></text:span><text:span text:style-name="T12">Q.9. Which team lost the match between Brookfield and the Mission?</text:span><text:span text:style-name="T1"><text:line-break/></text:span><text:span text:style-name="T12">Ans: </text:span><text:span text:style-name="T13">The East End boys were defeated by seven goals to five.</text:span><text:span text:style-name="T1"><text:line-break/></text:span></text:p>
      <text:p text:style-name="P2"><text:soft-page-break/><text:span text:style-name="T1"><text:line-break/></text:span><text:span text:style-name="T12">Q.10. What did the Poplar boys take with them?</text:span><text:span text:style-name="T1"><text:line-break/></text:span><text:span text:style-name="T12">Ans:</text:span><text:span text:style-name="T11"> </text:span><text:span text:style-name="T13">They took with them the memory of a charming woman who had met them and talked</text:span><text:span text:style-name="T10"> </text:span><text:span text:style-name="T13">to them.</text:span><text:span text:style-name="T1"><text:line-break/><text:line-break/></text:span><text:span text:style-name="T12">Q.11. Who was old Gribble?</text:span><text:span text:style-name="T1"><text:line-break/></text:span><text:span text:style-name="T12">Ans:</text:span><text:span text:style-name="T11"> </text:span><text:span text:style-name="T13">He was the school butler. He was the last man at Brookfield who knew that Chips had married.</text:span><text:span text:style-name="T1"><text:line-break/><text:line-break/></text:span><text:span text:style-name="T12">Q.12. What do you know of the private?</text:span><text:span text:style-name="T1"><text:line-break/></text:span><text:span text:style-name="T12">Ans:</text:span><text:span text:style-name="T11"> </text:span><text:span text:style-name="T13">The private was one of the Poplar boys who had visited Brookfield. He had a vivid recollection of Katherine Bridges even after a lapse of two decades. He visited Chips during the Word War I. He was killed in Passchendae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Kasheeda" svg:font-family="'Jameel Noori Kasheeda'"/>
    <style:font-face style:name="Montserrat" svg:font-family="Montserrat, sans-serif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Jameel Noori Kasheeda" fo:font-family="'Jameel Noori Kasheed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21:37:32.510017557</meta:creation-date>
    <dc:date>2021-03-08T21:42:49.079655459</dc:date>
    <meta:editing-duration>PT5M16S</meta:editing-duration>
    <meta:editing-cycles>2</meta:editing-cycles>
    <meta:generator>LibreOffice/7.1.1.2$Linux_X86_64 LibreOffice_project/10$Build-2</meta:generator>
    <meta:print-date>2021-03-08T21:43:37.436031384</meta:print-date>
    <meta:document-statistic meta:table-count="0" meta:image-count="0" meta:object-count="0" meta:page-count="2" meta:paragraph-count="3" meta:word-count="468" meta:character-count="2628" meta:non-whitespace-character-count="2150"/>
  </office:meta>
</office:document-meta>
</file>